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  <style:text-properties style:font-name="Arial1" fo:language="es" fo:country="MX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2" style:family="paragraph" style:parent-style-name="Header">
      <style:paragraph-properties fo:text-align="justify" style:justify-single-word="false">
        <style:tab-stops/>
      </style:paragraph-properties>
      <style:text-properties style:font-name="Arial1" fo:language="es" fo:country="MX" style:font-name-complex="Arial1"/>
    </style:style>
    <style:style style:name="P3" style:family="paragraph" style:parent-style-name="Header">
      <style:paragraph-properties fo:text-align="justify" style:justify-single-word="false">
        <style:tab-stops/>
      </style:paragraph-properties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ing">
      <style:text-properties style:font-name="Arial1" fo:font-weight="normal" style:font-weight-asian="normal" style:font-name-complex="Arial1" style:font-weight-complex="normal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>
      <style:text-properties style:font-name="Arial1" style:font-name-complex="Arial1"/>
    </style:style>
    <style:style style:name="P8" style:family="paragraph" style:parent-style-name="Heading_20_2">
      <style:paragraph-properties fo:text-align="justify" style:justify-single-word="false"/>
      <style:text-properties style:font-name="Arial1" style:font-name-complex="Arial1"/>
    </style:style>
    <style:style style:name="P9" style:family="paragraph" style:parent-style-name="Heading_20_2">
      <style:paragraph-properties fo:text-align="justify" style:justify-single-word="false"/>
      <style:text-properties style:font-name="Arial1" fo:language="es" fo:country="MX" fo:font-weight="normal" style:font-weight-asian="normal" style:font-name-complex="Arial1" style:font-weight-complex="normal"/>
    </style:style>
    <style:style style:name="P10" style:family="paragraph" style:parent-style-name="Heading_20_2">
      <style:paragraph-properties fo:margin-left="8.742cm" fo:margin-right="0cm" fo:text-align="center" style:justify-single-word="false" fo:text-indent="1.249cm" style:auto-text-indent="false"/>
      <style:text-properties style:font-name="Arial1" style:text-underline-style="none" fo:font-weight="normal" style:font-weight-asian="normal" style:font-name-complex="Arial1" style:font-weight-complex="normal"/>
    </style:style>
    <style:style style:name="P11" style:family="paragraph" style:parent-style-name="Heading_20_2">
      <style:paragraph-properties fo:text-align="justify" style:justify-single-word="false"/>
    </style:style>
    <style:style style:name="P12" style:family="paragraph" style:parent-style-name="Heading_20_3">
      <style:text-properties style:font-name="Arial1" fo:language="es" fo:country="MX" style:font-name-complex="Arial1"/>
    </style:style>
    <style:style style:name="P13" style:family="paragraph" style:parent-style-name="Standard">
      <style:text-properties style:font-name="Arial1" style:font-name-complex="Arial1" style:font-weight-complex="bold"/>
    </style:style>
    <style:style style:name="P14" style:family="paragraph" style:parent-style-name="Standard">
      <style:text-properties style:font-name="Arial1" fo:language="es" fo:country="MX" style:font-name-complex="Arial1"/>
    </style:style>
    <style:style style:name="P15" style:family="paragraph" style:parent-style-name="Standard">
      <style:paragraph-properties fo:text-align="justify" style:justify-single-word="false"/>
      <style:text-properties style:font-name="Arial1" fo:language="es" fo:country="MX" style:font-name-complex="Arial1"/>
    </style:style>
    <style:style style:name="P16" style:family="paragraph" style:parent-style-name="Standard">
      <style:paragraph-properties fo:text-align="justify" style:justify-single-word="false"/>
      <style:text-properties style:font-name="Arial1" fo:language="es" fo:country="MX" fo:font-weight="bold" style:font-weight-asian="bold" style:font-name-complex="Arial1" style:font-weight-complex="bold"/>
    </style:style>
    <style:style style:name="P17" style:family="paragraph" style:parent-style-name="Standard">
      <style:text-properties style:font-name="Arial1" fo:language="es" fo:country="MX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language="es" fo:country="MX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language="es" fo:country="MX" style:text-underline-style="solid" style:text-underline-width="auto" style:text-underline-color="font-color" style:font-name-complex="Arial1"/>
    </style:style>
    <style:style style:name="P20" style:family="paragraph" style:parent-style-name="Standard">
      <style:text-properties style:font-name="Arial1" style:text-underline-style="solid" style:text-underline-width="auto" style:text-underline-color="font-color" style:font-name-complex="Arial1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style:font-name-complex="Arial1" style:font-weight-complex="bold"/>
    </style:style>
    <style:style style:name="P22" style:family="paragraph" style:parent-style-name="Text_20_body">
      <style:text-properties style:font-name="Arial1" style:font-name-complex="Arial1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fo:language="es" fo:country="MX" style:font-name-complex="Arial1"/>
    </style:style>
    <style:style style:name="T3" style:family="text">
      <style:text-properties style:font-name="Arial1" fo:language="es" fo:country="MX" officeooo:rsid="000f1a61" style:font-name-complex="Arial1"/>
    </style:style>
    <style:style style:name="T4" style:family="text">
      <style:text-properties style:font-name="Arial1" fo:language="es" fo:country="MX" style:text-underline-style="solid" style:text-underline-width="auto" style:text-underline-color="font-color" style:font-name-complex="Arial1"/>
    </style:style>
    <style:style style:name="T5" style:family="text">
      <style:text-properties style:font-name="Arial1" fo:language="es" fo:country="MX" fo:font-weight="normal" style:font-weight-asian="normal" style:font-name-complex="Arial1" style:font-weight-complex="normal"/>
    </style:style>
    <style:style style:name="T6" style:family="text">
      <style:text-properties style:font-name="Arial1" fo:font-weight="normal" style:font-weight-asian="normal" style:font-name-complex="Arial1" style:font-weight-complex="normal"/>
    </style:style>
    <style:style style:name="T7" style:family="text">
      <style:text-properties fo:language="es" fo:country="MX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1a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A DE MATEMÁTICA PARA ALUMNOS </text:p>
      <text:p text:style-name="P5">PREVIOS - LIBRES Y EQUIVALENCIAS</text:p>
      <text:p text:style-name="P1"/>
      <text:p text:style-name="P1"/>
      <text:p text:style-name="P1"/>
      <text:p text:style-name="Standard"><text:span text:style-name="T4">Curso</text:span><text:span text:style-name="T2">: 5º Año “Ecológico”</text:span></text:p>
      <text:p text:style-name="P14"/>
      <text:p text:style-name="P17"/>
      <text:p text:style-name="P18"/>
      <text:p text:style-name="P20">UNIDAD 1: LOGARITMACI<text:span text:style-name="T9">Ó</text:span>N</text:p>
      <text:p text:style-name="P20"/>
      <text:p text:style-name="P13">Concepto de logaritmo. Propiedades. Logaritmo decimal y Natural. Cambio de base. Uso de la calculadora. Ecuaciones logarítmicas y exponenciales.</text:p>
      <text:p text:style-name="P13"/>
      <text:p text:style-name="P21"/>
      <text:p text:style-name="P19"/>
      <text:h text:style-name="P6" text:outline-level="1"><text:span text:style-name="T1">UNIDAD 2: TRIGONOMETRÍA</text:span></text:h>
      <text:p text:style-name="P15"/>
      <text:p text:style-name="P22">Triángulos oblicuángulos: Concepto. Teorema del Seno. Teorema del coseno. Resolución de triángulos oblicuángulos. Resolución de problemas.</text:p>
      <text:p text:style-name="P15"/>
      <text:p text:style-name="P15"/>
      <text:h text:style-name="P9" text:outline-level="2"/>
      <text:h text:style-name="P11" text:outline-level="2"><text:span text:style-name="T6">UNIDAD 3: ANÁLISIS DE FUNCIONES</text:span></text:h>
      <text:p text:style-name="P16"/>
      <text:p text:style-name="Text_20_body"><text:span text:style-name="T1">Funciones elementales: Gráficos sin tablas de valores. Análisis de los gráficos respectivos en <text:s/>relación a la variación de parámetros. Determinación del dominio e imagen de una función. Intervalos de Crecimiento y Decrecimiento.</text:span></text:p>
      <text:p text:style-name="Text_20_body"><text:span text:style-name="T1">Conjuntos de Positividad y Negatividad. Asíntotas. Función exponencial y logarítmica. Función Racional.</text:span><text:span text:style-name="T1"/></text:p>
      <text:h text:style-name="P8" text:outline-level="2"/>
      <text:p text:style-name="P15"/>
      <text:h text:style-name="P12" text:outline-level="3"/>
      <text:h text:style-name="Heading_20_3" text:outline-level="3"><text:span text:style-name="T1"><text:tab/><text:tab/><text:tab/><text:tab/><text:tab/><text:tab/><text:tab/><text:tab/><text:tab/></text:span><text:span text:style-name="T6">.............................................</text:span></text:h>
      <text:h text:style-name="P10" text:outline-level="2">Firma</text:h>
      <text:h text:style-name="P7" text:outline-level="1">BIBLIOGRAFIA</text:h>
      <text:p text:style-name="P15"/>
      <text:p text:style-name="P2">MATEMÁTICA 4 Y 5: DE SIMONE-TURNER</text:p>
      <text:p text:style-name="P3"><text:span text:style-name="T2">MATEMÁTICA I: <text:s/>Ed. SANTILLANA</text:span></text:p>
      <text:p text:style-name="P2">TRIGONOMETRÍA: ALCANTARA-LOMAZZI-MINA</text:p>
      <text:p text:style-name="P2">MATEMÁTICA 4: TAPIA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A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es" fo:country="MX" style:text-underline-style="solid" style:text-underline-width="auto" style:text-underline-color="font-color"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MX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MX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es" fo:country="MX"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uente_20_de_20_párrafo_20_predeter." style:display-name="Fuente de párrafo predeter." style:family="text"/>
    <style:style style:name="Pie_20_de_20_página_20_Car" style:display-name="Pie de página Car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Arial1" fo:language="es" fo:country="MX" style:font-name-complex="Arial1"/>
    </style:style>
    <style:style style:name="MT2" style:family="text">
      <style:text-properties style:font-name="Arial1" fo:language="es" fo:country="MX" officeooo:rsid="000f1a61"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2.501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PEM </text:span><text:span text:style-name="MT2">N°</text:span><text:span text:style-name="MT1">41<text:tab/><text:tab/>Año 202</text:span><text:span text:style-name="MT2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GRAMA DE MATEMÁTICA PARA ALUMNOS </dc:title>
    <dc:subject/>
    <meta:keyword/>
    <dc:description/>
    <meta:initial-creator>sandra greene y horacio ortega</meta:initial-creator>
    <meta:creation-date>2011-11-15T07:34:00</meta:creation-date>
    <dc:date>2023-05-09T19:24:19.298000000</dc:date>
    <meta:editing-cycles>14</meta:editing-cycles>
    <meta:editing-duration>PT16M44S</meta:editing-duration>
    <meta:document-statistic meta:table-count="0" meta:image-count="0" meta:object-count="0" meta:page-count="1" meta:paragraph-count="18" meta:word-count="126" meta:character-count="992" meta:non-whitespace-character-count="871"/>
    <meta:generator>LibreOffice/7.5.2.2$Windows_X86_64 LibreOffice_project/53bb9681a964705cf672590721dbc85eb4d0c3a2</meta:generator>
  </office:meta>
</office:document-meta>
</file>